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4.8125in"/>
    </style:style>
    <style:style style:name="Table1.B" style:family="table-column">
      <style:table-column-properties style:column-width="1.43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B1" style:family="table-cell">
      <style:table-cell-properties style:vertical-align="" fo:background-color="#00ffff" fo:padding="0.0694in" fo:border="1pt solid #000000">
        <style:background-image/>
      </style:table-cell-properties>
    </style:style>
    <style:style style:name="Table2" style:family="table">
      <style:table-properties style:width="6.25in" fo:margin-left="0in" fo:margin-top="0in" fo:margin-bottom="0in" table:align="left"/>
    </style:style>
    <style:style style:name="Table2.A" style:family="table-column">
      <style:table-column-properties style:column-width="4.8229in"/>
    </style:style>
    <style:style style:name="Table2.B" style:family="table-column">
      <style:table-column-properties style:column-width="1.427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B1" style:family="table-cell">
      <style:table-cell-properties style:vertical-align="" fo:background-color="#00ffff" fo:padding="0.0694in" fo:border="1pt solid #000000">
        <style:background-image/>
      </style:table-cell-properties>
    </style:style>
    <style:style style:name="Table3" style:family="table">
      <style:table-properties style:width="6.25in" fo:margin-left="0in" fo:margin-top="0in" fo:margin-bottom="0in" table:align="left"/>
    </style:style>
    <style:style style:name="Table3.A" style:family="table-column">
      <style:table-column-properties style:column-width="4.8125in"/>
    </style:style>
    <style:style style:name="Table3.B" style:family="table-column">
      <style:table-column-properties style:column-width="1.437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B1" style:family="table-cell">
      <style:table-cell-properties style:vertical-align="" fo:background-color="#00ffff" fo:padding="0.0694in" fo:border="1pt solid #000000">
        <style:background-image/>
      </style:table-cell-properties>
    </style:style>
    <style:style style:name="Table4" style:family="table">
      <style:table-properties style:width="6.25in" fo:margin-left="0in" fo:margin-top="0in" fo:margin-bottom="0in" table:align="left"/>
    </style:style>
    <style:style style:name="Table4.A" style:family="table-column">
      <style:table-column-properties style:column-width="4.8014in"/>
    </style:style>
    <style:style style:name="Table4.B" style:family="table-column">
      <style:table-column-properties style:column-width="1.448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background-color="#00ffff" fo:padding="0.0694in" fo:border="1pt solid #000000">
        <style:background-image/>
      </style:table-cell-properties>
    </style:style>
    <style:style style:name="Table5" style:family="table">
      <style:table-properties style:width="6.25in" fo:margin-left="0in" fo:margin-top="0in" fo:margin-bottom="0in" table:align="left"/>
    </style:style>
    <style:style style:name="Table5.A" style:family="table-column">
      <style:table-column-properties style:column-width="4.7917in"/>
    </style:style>
    <style:style style:name="Table5.B" style:family="table-column">
      <style:table-column-properties style:column-width="1.458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B1" style:family="table-cell">
      <style:table-cell-properties style:vertical-align="" fo:background-color="#00ffff"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text-properties fo:font-weight="bold" officeooo:rsid="0019cf2f" officeooo:paragraph-rsid="0019cf2f" style:font-weight-asian="bold"/>
    </style:style>
    <style:style style:name="P4" style:family="paragraph" style:parent-style-name="Standard">
      <style:paragraph-properties fo:line-height="100%" fo:orphans="0" fo:widows="0"/>
    </style:style>
    <style:style style:name="P5" style:family="paragraph" style:parent-style-name="Standard">
      <style:paragraph-properties fo:text-align="start" style:justify-single-word="false"/>
      <style:text-properties fo:font-weight="normal" officeooo:paragraph-rsid="0019cf2f" style:font-weight-asian="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font-weight="bold" fo:background-color="#ffffff" style:font-size-asian="10pt" style:font-weight-asian="bold" style:font-size-complex="10pt"/>
    </style:style>
    <style:style style:name="P8" style:family="paragraph" style:parent-style-name="Standard">
      <style:paragraph-properties fo:margin-left="0in" fo:margin-right="0in" fo:line-height="100%" fo:orphans="0" fo:widows="0" fo:text-indent="0in" style:auto-text-indent="false"/>
    </style:style>
    <style:style style:name="P9" style:family="paragraph" style:parent-style-name="Footnote">
      <style:text-properties officeooo:paragraph-rsid="0011d5db"/>
    </style:style>
    <style:style style:name="P10" style:family="paragraph" style:parent-style-name="Standard" style:master-page-name="Standard">
      <style:paragraph-properties style:page-number="1"/>
      <style:text-properties fo:font-size="18pt" fo:font-weight="bold" style:font-size-asian="18pt" style:font-weight-asian="bold" style:font-size-complex="18pt"/>
    </style:style>
    <style:style style:name="P11" style:family="paragraph" style:parent-style-name="Standard">
      <style:paragraph-properties fo:text-align="start" style:justify-single-word="false"/>
      <style:text-properties fo:font-weight="normal" officeooo:rsid="00219243" officeooo:paragraph-rsid="00219243" style:font-weight-asian="normal" style:font-weight-complex="normal"/>
    </style:style>
    <style:style style:name="P12" style:family="paragraph" style:parent-style-name="Standard">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cf2f" style:font-weight-asian="bold" style:font-weight-complex="bold"/>
    </style:style>
    <style:style style:name="T4" style:family="text">
      <style:text-properties fo:font-weight="bold" officeooo:rsid="0022f273" style:font-weight-asian="bold" style:font-weight-complex="bold"/>
    </style:style>
    <style:style style:name="T5" style:family="text">
      <style:text-properties fo:font-weight="bold" officeooo:rsid="0018ae1a" style:font-weight-asian="bold" style:font-weight-complex="bold"/>
    </style:style>
    <style:style style:name="T6" style:family="text">
      <style:text-properties fo:font-weight="bold" fo:background-color="#00ffff" loext:char-shading-value="0" style:font-weight-asian="bold"/>
    </style:style>
    <style:style style:name="T7" style:family="text">
      <style:text-properties fo:font-weight="bold" officeooo:rsid="0012bc11" fo:background-color="#00ffff" loext:char-shading-value="0" style:font-weight-asian="bold"/>
    </style:style>
    <style:style style:name="T8" style:family="text">
      <style:text-properties fo:font-weight="bold" officeooo:rsid="0019cf2f" fo:background-color="#00ffff" loext:char-shading-value="0" style:font-weight-asian="bold"/>
    </style:style>
    <style:style style:name="T9" style:family="text">
      <style:text-properties fo:font-weight="bold" officeooo:rsid="0022298c" fo:background-color="#00ffff" loext:char-shading-value="0" style:font-weight-asian="bold"/>
    </style:style>
    <style:style style:name="T10" style:family="text">
      <style:text-properties fo:font-weight="bold" officeooo:rsid="0022f273" fo:background-color="#00ffff" loext:char-shading-value="0" style:font-weight-asian="bold"/>
    </style:style>
    <style:style style:name="T11" style:family="text">
      <style:text-properties fo:font-weight="bold" fo:background-color="transparent" loext:char-shading-value="0" style:font-weight-asian="bold"/>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officeooo:rsid="0018a027" style:font-size-asian="10pt" style:font-weight-asian="bold" style:font-size-complex="10pt"/>
    </style:style>
    <style:style style:name="T14" style:family="text">
      <style:text-properties fo:font-size="10pt" fo:font-weight="bold" officeooo:rsid="00213f5c" style:font-size-asian="10pt" style:font-weight-asian="bold" style:font-size-complex="10pt"/>
    </style:style>
    <style:style style:name="T15" style:family="text">
      <style:text-properties fo:font-size="10pt" fo:font-weight="bold" fo:background-color="#ffffff" loext:char-shading-value="0" style:font-size-asian="10pt" style:font-weight-asian="bold" style:font-size-complex="10pt"/>
    </style:style>
    <style:style style:name="T16" style:family="text">
      <style:text-properties fo:font-size="10pt" fo:font-weight="bold" officeooo:rsid="00213f5c" fo:background-color="#ffffff" loext:char-shading-value="0" style:font-size-asian="10pt" style:font-weight-asian="bold" style:font-size-complex="10pt"/>
    </style:style>
    <style:style style:name="T17" style:family="text">
      <style:text-properties fo:font-size="10pt" fo:font-weight="bold" officeooo:rsid="002141cb" fo:background-color="#ffffff" loext:char-shading-value="0" style:font-size-asian="10pt" style:font-weight-asian="bold" style:font-size-complex="10pt"/>
    </style:style>
    <style:style style:name="T18" style:family="text">
      <style:text-properties fo:font-size="10pt" fo:font-weight="bold" fo:background-color="#efefef" loext:char-shading-value="0" style:font-size-asian="10pt" style:font-weight-asian="bold" style:font-size-complex="10pt"/>
    </style:style>
    <style:style style:name="T19" style:family="text">
      <style:text-properties fo:font-size="10pt" style:font-size-asian="10pt" style:font-size-complex="10pt"/>
    </style:style>
    <style:style style:name="T20" style:family="text">
      <style:text-properties fo:font-size="10pt" officeooo:rsid="001e79e7" style:font-size-asian="10pt" style:font-size-complex="10pt"/>
    </style:style>
    <style:style style:name="T21" style:family="text">
      <style:text-properties fo:font-size="10pt" officeooo:rsid="001f91d7" style:font-size-asian="10pt" style:font-size-complex="10pt"/>
    </style:style>
    <style:style style:name="T22" style:family="text">
      <style:text-properties fo:font-size="10pt" officeooo:rsid="00213f5c" style:font-size-asian="10pt" style:font-size-complex="10pt"/>
    </style:style>
    <style:style style:name="T23" style:family="text">
      <style:text-properties fo:font-size="10pt" officeooo:rsid="002141cb" style:font-size-asian="10pt" style:font-size-complex="10pt"/>
    </style:style>
    <style:style style:name="T24" style:family="text">
      <style:text-properties fo:font-size="10pt" officeooo:rsid="0027067c" style:font-size-asian="10pt" style:font-size-complex="10pt"/>
    </style:style>
    <style:style style:name="T25" style:family="text">
      <style:text-properties fo:font-size="10pt" fo:background-color="#ffffff" loext:char-shading-value="0" style:font-size-asian="10pt" style:font-size-complex="10pt"/>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weight="normal" officeooo:rsid="0025d80b" style:font-size-asian="10pt" style:font-weight-asian="normal" style:font-size-complex="10pt" style:font-weight-complex="normal"/>
    </style:style>
    <style:style style:name="T28" style:family="text">
      <style:text-properties style:text-position="super 58%" fo:font-size="10pt" style:font-size-asian="10pt" style:font-size-complex="10pt"/>
    </style:style>
    <style:style style:name="T29" style:family="text">
      <style:text-properties style:text-position="super 58%" style:font-name="Arial" fo:font-size="10pt" fo:font-weight="bold" fo:background-color="#ffffff" loext:char-shading-value="0" style:font-size-asian="10pt" style:font-weight-asian="bold" style:font-size-complex="10pt"/>
    </style:style>
    <style:style style:name="T30" style:family="text">
      <style:text-properties officeooo:rsid="0012bc11"/>
    </style:style>
    <style:style style:name="T31" style:family="text">
      <style:text-properties officeooo:rsid="00144031"/>
    </style:style>
    <style:style style:name="T32" style:family="text">
      <style:text-properties officeooo:rsid="0014f6bc"/>
    </style:style>
    <style:style style:name="T33" style:family="text">
      <style:text-properties officeooo:rsid="001728a4"/>
    </style:style>
    <style:style style:name="T34" style:family="text">
      <style:text-properties officeooo:rsid="00175fa8"/>
    </style:style>
    <style:style style:name="T35" style:family="text">
      <style:text-properties officeooo:rsid="0018ae1a"/>
    </style:style>
    <style:style style:name="T36" style:family="text">
      <style:text-properties officeooo:rsid="0019cf2f"/>
    </style:style>
    <style:style style:name="T37" style:family="text">
      <style:text-properties officeooo:rsid="00213f5c"/>
    </style:style>
    <style:style style:name="T38" style:family="text">
      <style:text-properties officeooo:rsid="0022f273"/>
    </style:style>
    <style:style style:name="T39" style:family="text">
      <style:text-properties officeooo:rsid="0025d80b"/>
    </style:style>
    <style:style style:name="T40" style:family="text">
      <style:text-properties officeooo:rsid="00263784"/>
    </style:style>
    <style:style style:name="T41" style:family="text">
      <style:text-properties officeooo:rsid="002706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penFRM prep-list</text:p>
      <text:p text:style-name="Standard"/>
      <text:p text:style-name="P5">The following is a list of <text:span text:style-name="T36">items</text:span> that help you prepare <text:span text:style-name="T32">the input data </text:span>for your housing project. <text:span text:style-name="T36">OpenFRM has six modules (“tabs” in the spreadsheet) that each require specific data in order to provide insight into the costs and performance of your project. However, to get started, it is not necessary to have all these inputs already at hand. </text:span></text:p>
      <text:p text:style-name="P3"/>
      <text:p text:style-name="P3">Recommended is to minimally prepare the data for the first module (1 – INPUTS). To further refine the results from there, you can enter data for the subsequent modules.</text:p>
      <text:p text:style-name="P3"/>
      <text:p text:style-name="P11">Most of the input is provided in the form of a number (#).</text:p>
      <text:p text:style-name="Standard"/>
      <text:p text:style-name="P1"><text:span text:style-name="T8">1 – </text:span><text:span text:style-name="T7">INPUTS – </text:span><text:span text:style-name="T9">OUTPUTS </text:span><text:span text:style-name="T1"><text:s/>/ </text:span>This <text:span text:style-name="T30">module establishes</text:span> the <text:span text:style-name="T2">overall </text:span><text:span text:style-name="T4">parameters</text:span><text:span text:style-name="T2"> of your project</text:span>, <text:span text:style-name="T38">like its size, </text:span>number of people involved, <text:span text:style-name="T32">spatial configuration,</text:span> and energy class of the building. <text:span text:style-name="T31">With this data at hand,</text:span> <text:span text:style-name="T2">a first </text:span><text:span text:style-name="T3">review</text:span><text:span text:style-name="T2"> of your housing project</text:span> <text:span text:style-name="T32">can be made</text:span>.</text:p>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12">HOW MANY APARTMENTS? </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HOW MANY PEOPLE? </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HOW MANY m2 OF PRIVATE (APT.) SPACE PER PERSON? </text:span><text:span text:style-name="T19">(</text:span><text:span text:style-name="T20"># </text:span><text:span text:style-name="T19">m</text:span><text:span text:style-name="T28">2</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HOW MUCH OF TOTAL ADDITIONAL SHARED SPACE? </text:span><text:span text:style-name="T19">(</text:span><text:span text:style-name="T20"># </text:span><text:span text:style-name="T19">m</text:span><text:span text:style-name="T28">2</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HOW MUCH OF ADDITIONAL COMMERCIAL SPACE? </text:span><text:span text:style-name="T19">(</text:span><text:span text:style-name="T20"># </text:span><text:span text:style-name="T19">m</text:span><text:span text:style-name="T28">2</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ENTRY FEE (MEMBER DEPOSIT) PER APARTMENT? </text:span><text:span text:style-name="T19">(</text:span><text:span text:style-name="T20"># </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6"><text:span text:style-name="T12">ENERGY CLASS OF THE BUILDING </text:span><text:span text:style-name="T19">(make a selection):</text:span></text:p>
          </table:table-cell>
          <table:table-cell table:style-name="Table1.B1" office:value-type="string">
            <text:p text:style-name="P4"/>
          </table:table-cell>
        </table:table-row>
        <table:table-row table:style-name="Table1.1">
          <table:table-cell table:style-name="Table1.A1" office:value-type="string">
            <text:p text:style-name="P6"><text:span text:style-name="T33">&gt;</text:span> Conventional building [200 kWh/(m²a)]</text:p>
          </table:table-cell>
          <table:table-cell table:style-name="Table1.B1" office:value-type="string">
            <text:p text:style-name="P4"/>
          </table:table-cell>
        </table:table-row>
        <table:table-row table:style-name="Table1.1">
          <table:table-cell table:style-name="Table1.A1" office:value-type="string">
            <text:p text:style-name="P4"><text:span text:style-name="T33">&gt;</text:span> Energy Efficient building [120 kWh/(m²a)]</text:p>
          </table:table-cell>
          <table:table-cell table:style-name="Table1.B1" office:value-type="string">
            <text:p text:style-name="P4"/>
          </table:table-cell>
        </table:table-row>
        <table:table-row table:style-name="Table1.1">
          <table:table-cell table:style-name="Table1.A1" office:value-type="string">
            <text:p text:style-name="P4"><text:span text:style-name="T33">&gt;</text:span> Passive House building [60 kWh/(m²a)]</text:p>
          </table:table-cell>
          <table:table-cell table:style-name="Table1.B1" office:value-type="string">
            <text:p text:style-name="P4"/>
          </table:table-cell>
        </table:table-row>
        <table:table-row table:style-name="Table1.1">
          <table:table-cell table:style-name="Table1.A1" office:value-type="string">
            <text:p text:style-name="P4"><text:span text:style-name="T33">&gt;</text:span> Zero Energy building [15 kWh/(m²a)]</text:p>
          </table:table-cell>
          <table:table-cell table:style-name="Table1.B1" office:value-type="string">
            <text:p text:style-name="P6"/>
          </table:table-cell>
        </table:table-row>
        <table:table-row table:style-name="Table1.1">
          <table:table-cell table:style-name="Table1.A1" office:value-type="string">
            <text:p text:style-name="P4"><text:span text:style-name="T12">START DATE OF YOUR PROJECT </text:span><text:span text:style-name="T19">(</text:span><text:span text:style-name="T21">yyyy-mm-dd</text:span><text:span text:style-name="T19">)</text:span></text:p>
          </table:table-cell>
          <table:table-cell table:style-name="Table1.B1" office:value-type="string">
            <text:p text:style-name="P6"/>
          </table:table-cell>
        </table:table-row>
        <table:table-row table:style-name="Table1.1">
          <table:table-cell table:style-name="Table1.A1" office:value-type="string">
            <text:p text:style-name="P4"><text:span text:style-name="T12">DETAILED APARTMENT TYPOLOGY </text:span><text:span text:style-name="T19">(specify: </text:span><text:span text:style-name="T20"># </text:span><text:span text:style-name="T19">m</text:span><text:span text:style-name="T28">2</text:span><text:span text:style-name="T19">; # people; # units)</text:span></text:p>
          </table:table-cell>
          <table:table-cell table:style-name="Table1.B1" office:value-type="string">
            <text:p text:style-name="P6"/>
          </table:table-cell>
        </table:table-row>
      </table:table>
      <text:p text:style-name="Standard"><text:line-break/></text:p>
      <text:p text:style-name="P1"><text:span text:style-name="T8">2 – </text:span><text:span text:style-name="T6">DESIGN </text:span><text:span text:style-name="T11"><text:s/></text:span><text:span text:style-name="T1">/ </text:span>This <text:span text:style-name="T38">module</text:span> <text:span text:style-name="T34">summarises the</text:span> costs of <text:span text:style-name="T2">community building and building design</text:span>. As these costs vary from community to community, <text:span text:style-name="T34">providing this data</text:span> can further refine your calculation.</text:p>
      <text:p text:style-name="Standard"/>
      <table:table table:name="Table2" table:style-name="Table2">
        <table:table-column table:style-name="Table2.A"/>
        <table:table-column table:style-name="Table2.B"/>
        <table:table-row table:style-name="Table2.1">
          <table:table-cell table:style-name="Table2.A1" office:value-type="string">
            <text:p text:style-name="P6"><text:span text:style-name="T12">KICKSTART TEAM FEES </text:span><text:span text:style-name="T19">(</text:span><text:span text:style-name="T20"># </text:span><text:span text:style-name="T19">€)</text:span></text:p>
          </table:table-cell>
          <table:table-cell table:style-name="Table2.B1" office:value-type="string">
            <text:p text:style-name="P6"/>
          </table:table-cell>
        </table:table-row>
        <text:soft-page-break/>
        <table:table-row table:style-name="Table2.1">
          <table:table-cell table:style-name="Table2.A1" office:value-type="string">
            <text:p text:style-name="P6"><text:span text:style-name="T12">OUTREACH (PR / MARKETING) </text:span><text:span text:style-name="T19">(if </text:span><text:span text:style-name="T20">applicable</text:span><text:span text:style-name="T19">, </text:span><text:span text:style-name="T20">#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REGISTERING THE COOP </text:span><text:span text:style-name="T19">(local fees, </text:span><text:span text:style-name="T20">#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RUNNING COSTS DURING THE DEVELOPMENT PHASE </text:span><text:span text:style-name="T19">(</text:span><text:span text:style-name="T22"># </text:span><text:span text:style-name="T19">€ / month)</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COMMUNITY COSTS</text:span> <text:span text:style-name="T12">DURING DEVELOPMENT PHASE </text:span><text:span text:style-name="T19">(</text:span><text:span text:style-name="T22"># </text:span><text:span text:style-name="T19">€ / month)</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MAKING THE PROGRAMMATIC DESIGN </text:span><text:span text:style-name="T19">(if anticipated,</text:span><text:span text:style-name="T12"> </text:span><text:span text:style-name="T14">#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OBTAINING LOCATION PLANNING CONDITIONS</text:span><text:span text:style-name="T19"> (fees, </text:span><text:span text:style-name="T22">#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DOING TECHNICAL ASSESSMENTS OF THE PROJECT</text:span><text:span text:style-name="T25"> </text:span><text:span text:style-name="T19">(study, </text:span><text:span text:style-name="T22">#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DELIVERING PRELIMINARY DESIGN</text:span><text:span text:style-name="T25"> </text:span><text:span text:style-name="T19">(project, </text:span><text:span text:style-name="T22">#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PREPARING DOCUMENTATION FOR BUILDING PERMIT </text:span><text:span text:style-name="T19">(</text:span><text:span text:style-name="T22">#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DOING DETAILED PLANNING OF THE BUILDING</text:span><text:span text:style-name="T25"> </text:span><text:span text:style-name="T19">(</text:span><text:span text:style-name="T22"># </text:span><text:span text:style-name="T19">€ / m</text:span>²)</text:p>
          </table:table-cell>
          <table:table-cell table:style-name="Table2.B1" office:value-type="string">
            <text:p text:style-name="P6"/>
          </table:table-cell>
        </table:table-row>
        <table:table-row table:style-name="Table2.1">
          <table:table-cell table:style-name="Table2.A1" office:value-type="string">
            <text:p text:style-name="P6"><text:span text:style-name="T12">DOING </text:span><text:span text:style-name="T13">LICENSING</text:span><text:span text:style-name="T12"> OF THE PROJECT</text:span><text:span text:style-name="T25"> </text:span><text:span text:style-name="T19">(fees, </text:span><text:span text:style-name="T22"># </text:span><text:span text:style-name="T19">€)</text:span></text:p>
          </table:table-cell>
          <table:table-cell table:style-name="Table2.B1" office:value-type="string">
            <text:p text:style-name="P6"/>
          </table:table-cell>
        </table:table-row>
        <table:table-row table:style-name="Table2.1">
          <table:table-cell table:style-name="Table2.A1" office:value-type="string">
            <text:p text:style-name="P6"><text:span text:style-name="T12">GETTING PROJECT PLANNING SUPERVISION </text:span><text:span text:style-name="T19">(fee, </text:span><text:span text:style-name="T22"># </text:span><text:span text:style-name="T19">€)</text:span></text:p>
          </table:table-cell>
          <table:table-cell table:style-name="Table2.B1" office:value-type="string">
            <text:p text:style-name="P6"/>
          </table:table-cell>
        </table:table-row>
      </table:table>
      <text:p text:style-name="Standard"><text:line-break/></text:p>
      <text:p text:style-name="P1"><text:span text:style-name="T8">3 – </text:span><text:span text:style-name="T10">BUILD</text:span><text:span text:style-name="T6"> </text:span><text:span text:style-name="T11"><text:s/></text:span><text:span text:style-name="T1">/ </text:span>This <text:span text:style-name="T38">module</text:span> <text:span text:style-name="T35">establishes</text:span> an overview of your <text:span text:style-name="T2">construction plot</text:span> <text:span text:style-name="T35">(</text:span>and costs related to its preparation for construction<text:span text:style-name="T35">)</text:span> <text:span text:style-name="T2">and the </text:span><text:span text:style-name="T5">costs of </text:span><text:span text:style-name="T2">construction</text:span> itself. In case you don’t have a full overview of the construction process in advance, the tool will automatically use the input from the “<text:span text:style-name="T39">INPUT-OUTPUT</text:span>” <text:span text:style-name="T39">module</text:span> where you <text:span text:style-name="T39">have selected</text:span> a building energy class. Nevertheless, <text:span text:style-name="T39">if required</text:span>, the tool <text:span text:style-name="T39">allows you to</text:span> specify each construction phase on your own and thus refining your costs overview.</text:p>
      <text:p text:style-name="P1"/>
      <table:table table:name="Table3" table:style-name="Table3">
        <table:table-column table:style-name="Table3.A"/>
        <table:table-column table:style-name="Table3.B"/>
        <table:table-row table:style-name="Table3.1">
          <table:table-cell table:style-name="Table3.A1" office:value-type="string">
            <text:p text:style-name="P6"><text:span text:style-name="T12">LAND ACQUISITION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PROPERTY REGISTRATION FEE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TAXES CADASTER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TAXES ON LAND ACQUISITION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CONSTRUCTION LAND FEE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INFRASTRUCTURE PREPARATIONS </text:span><text:span text:style-name="T19">(fees, </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SITE SET UP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26">(</text:span><text:span text:style-name="T27">optional</text:span><text:span text:style-name="T26">) </text:span><text:span text:style-name="T12">CONSTRUCTION COSTS IN PHASES </text:span><text:span text:style-name="T19">(</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4"><text:span text:style-name="T12">GETTING PROJECT CONSTRUCTION SUPERVISION </text:span><text:span text:style-name="T19">(fee, </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2">OBTAINING THE ENERGY CERTIFICATE OF THE BUILDING</text:span><text:span text:style-name="T18"> </text:span><text:span text:style-name="T12"><text:s/></text:span><text:span text:style-name="T19">(fee, </text:span><text:span text:style-name="T22"># </text:span><text:span text:style-name="T19">€)</text:span></text:p>
          </table:table-cell>
          <table:table-cell table:style-name="Table3.B1" office:value-type="string">
            <text:p text:style-name="P6"/>
          </table:table-cell>
        </table:table-row>
        <text:soft-page-break/>
        <table:table-row table:style-name="Table3.1">
          <table:table-cell table:style-name="Table3.A1" office:value-type="string">
            <text:p text:style-name="P6"><text:span text:style-name="T12">ADMINISTRATIVE TAX FOR USE PERMIT</text:span><text:span text:style-name="T25"> </text:span><text:span text:style-name="T19">(fee, </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5">CADASTER REGISTRATION </text:span><text:span text:style-name="T19">(fee, </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6"><text:span text:style-name="T15">TECHNICAL PROOFING OF THE BUILDING </text:span><text:span text:style-name="T19">(fee, </text:span><text:span text:style-name="T22"># </text:span><text:span text:style-name="T19">€)</text:span></text:p>
          </table:table-cell>
          <table:table-cell table:style-name="Table3.B1" office:value-type="string">
            <text:p text:style-name="P6"/>
          </table:table-cell>
        </table:table-row>
        <table:table-row table:style-name="Table3.1">
          <table:table-cell table:style-name="Table3.A1" office:value-type="string">
            <text:p text:style-name="P7">VAT (if required, based on operation) (%)</text:p>
          </table:table-cell>
          <table:table-cell table:style-name="Table3.B1" office:value-type="string">
            <text:p text:style-name="P6"/>
          </table:table-cell>
        </table:table-row>
      </table:table>
      <text:p text:style-name="P1"/>
      <text:p text:style-name="P1"/>
      <text:p text:style-name="P1"><text:span text:style-name="T8">4 – </text:span><text:span text:style-name="T6">FINANCE </text:span><text:span text:style-name="T1"><text:s/>/ </text:span>This <text:span text:style-name="T40">module</text:span> summarises the financial resources <text:span text:style-name="T40">required for </text:span>your project. By <text:span text:style-name="T40">providing</text:span> the following <text:span text:style-name="T40">data</text:span> you can <text:span text:style-name="T40">specify the sources of capital, </text:span>determine the financial project horizon and specify the terms of <text:span text:style-name="T40">(one or more)</text:span> bank loan<text:span text:style-name="T40">s</text:span>.</text:p>
      <text:p text:style-name="P1"/>
      <table:table table:name="Table4" table:style-name="Table4">
        <table:table-column table:style-name="Table4.A"/>
        <table:table-column table:style-name="Table4.B"/>
        <table:table-row table:style-name="Table4.1">
          <table:table-cell table:style-name="Table4.A1" office:value-type="string">
            <text:p text:style-name="P6"><text:span text:style-name="T15">OBTAINING PROJECT GRANTS </text:span><text:span text:style-name="T19">(if anticipated,</text:span><text:span text:style-name="T15"> </text:span><text:span text:style-name="T16"># </text:span><text:span text:style-name="T19">€)</text:span></text:p>
          </table:table-cell>
          <table:table-cell table:style-name="Table4.B1" office:value-type="string">
            <text:p text:style-name="P6"/>
          </table:table-cell>
        </table:table-row>
        <table:table-row table:style-name="Table4.1">
          <table:table-cell table:style-name="Table4.A1" office:value-type="string">
            <text:p text:style-name="P6"><text:span text:style-name="T18">G</text:span><text:span text:style-name="T15">ETTING DONATIONS FOR THE PROJECT </text:span><text:span text:style-name="T19">(if anticipated,</text:span><text:span text:style-name="T15"> </text:span><text:span text:style-name="T16"># </text:span><text:span text:style-name="T19">€)</text:span></text:p>
          </table:table-cell>
          <table:table-cell table:style-name="Table4.B1" office:value-type="string">
            <text:p text:style-name="P6"/>
          </table:table-cell>
        </table:table-row>
        <table:table-row table:style-name="Table4.1">
          <table:table-cell table:style-name="Table4.A1" office:value-type="string">
            <text:p text:style-name="P6"><text:span text:style-name="T15">COLLECTING MEMBERSHIP</text:span><text:span text:style-name="T19"> (</text:span><text:span text:style-name="T22"># </text:span><text:span text:style-name="T19">€ / coop member)</text:span></text:p>
          </table:table-cell>
          <table:table-cell table:style-name="Table4.B1" office:value-type="string">
            <text:p text:style-name="P6"/>
          </table:table-cell>
        </table:table-row>
        <table:table-row table:style-name="Table4.1">
          <table:table-cell table:style-name="Table4.A1" office:value-type="string">
            <text:p text:style-name="P6"><text:span text:style-name="T15">INVESTMENT DEPOSIT </text:span><text:span text:style-name="T19">(</text:span><text:span text:style-name="T22"># </text:span><text:span text:style-name="T19">€ / coop member)</text:span></text:p>
          </table:table-cell>
          <table:table-cell table:style-name="Table4.B1" office:value-type="string">
            <text:p text:style-name="P6"/>
          </table:table-cell>
        </table:table-row>
        <table:table-row table:style-name="Table4.1">
          <table:table-cell table:style-name="Table4.A1" office:value-type="string">
            <text:p text:style-name="P6"><text:span text:style-name="T15">LOAN REPAYMENT DURATION</text:span> <text:span text:style-name="T19">(</text:span><text:span text:style-name="T22"># </text:span><text:span text:style-name="T19">years)</text:span></text:p>
          </table:table-cell>
          <table:table-cell table:style-name="Table4.B1" office:value-type="string">
            <text:p text:style-name="P6"/>
          </table:table-cell>
        </table:table-row>
        <table:table-row table:style-name="Table4.1">
          <table:table-cell table:style-name="Table4.A1" office:value-type="string">
            <text:p text:style-name="P6"><text:span text:style-name="T15">LOAN CONDITIONS</text:span> <text:span text:style-name="T19">(annual interest rate, %)</text:span></text:p>
          </table:table-cell>
          <table:table-cell table:style-name="Table4.B1" office:value-type="string">
            <text:p text:style-name="P6"/>
          </table:table-cell>
        </table:table-row>
        <table:table-row table:style-name="Table4.1">
          <table:table-cell table:style-name="Table4.A1" office:value-type="string">
            <text:p text:style-name="P8"><text:span text:style-name="T15">CROWDFUNDING</text:span> <text:span text:style-name="T19">(if anticipated,</text:span><text:span text:style-name="T15"> </text:span><text:span text:style-name="T16"># </text:span><text:span text:style-name="T19">€)</text:span></text:p>
          </table:table-cell>
          <table:table-cell table:style-name="Table4.B1" office:value-type="string">
            <text:p text:style-name="P6"/>
          </table:table-cell>
        </table:table-row>
        <table:table-row table:style-name="Table4.1">
          <table:table-cell table:style-name="Table4.A1" office:value-type="string">
            <text:p text:style-name="P4"><text:span text:style-name="T15">BANK PROCESSING COSTS</text:span> <text:span text:style-name="T19">(fees / month</text:span>, <text:span text:style-name="T37"># </text:span><text:span text:style-name="T19">€)</text:span></text:p>
          </table:table-cell>
          <table:table-cell table:style-name="Table4.B1" office:value-type="string">
            <text:p text:style-name="P6"/>
          </table:table-cell>
        </table:table-row>
        <table:table-row table:style-name="Table4.1">
          <table:table-cell table:style-name="Table4.A1" office:value-type="string">
            <text:p text:style-name="P4"><text:span text:style-name="T15">PAYMENT PROTECTION INSURANCE</text:span><text:span text:style-name="T19"> (annual fee, </text:span><text:span text:style-name="T22"># </text:span><text:span text:style-name="T19">€)</text:span></text:p>
          </table:table-cell>
          <table:table-cell table:style-name="Table4.B1" office:value-type="string">
            <text:p text:style-name="P6"/>
          </table:table-cell>
        </table:table-row>
      </table:table>
      <text:p text:style-name="P1"/>
      <text:p text:style-name="P1"/>
      <text:p text:style-name="P1"><text:span text:style-name="T8">5 – </text:span><text:span text:style-name="T6">MAINTAIN &amp; OPERATE </text:span><text:span text:style-name="T11"><text:s/></text:span><text:span text:style-name="T1">/ </text:span>This section summarises all of your operational costs. It <text:span text:style-name="T41">lists</text:span> the costs of running the coop and the building, including maintaining, cleaning, repairing, and consuming. By specifying the local utility costs you can get the final sharpener of your calculation. </text:p>
      <text:p text:style-name="P1"/>
      <table:table table:name="Table5" table:style-name="Table5">
        <table:table-column table:style-name="Table5.A"/>
        <table:table-column table:style-name="Table5.B"/>
        <table:table-row table:style-name="Table5.1">
          <table:table-cell table:style-name="Table5.A1" office:value-type="string">
            <text:p text:style-name="P6"><text:span text:style-name="T15">EXTERNAL OR COMMERCIAL RENT</text:span><text:span text:style-name="T25"> </text:span><text:span text:style-name="T19">(if anticipated,</text:span><text:span text:style-name="T15"> </text:span><text:span text:style-name="T17"># </text:span><text:span text:style-name="T19">€ / m</text:span>²)</text:p>
          </table:table-cell>
          <table:table-cell table:style-name="Table5.B1" office:value-type="string">
            <text:p text:style-name="P6"/>
          </table:table-cell>
        </table:table-row>
        <table:table-row table:style-name="Table5.1">
          <table:table-cell table:style-name="Table5.A1" office:value-type="string">
            <text:p text:style-name="P6"><text:span text:style-name="T15">ADDITIONAL REVENUE (BAR, CONSULTANCY, etc.)</text:span> <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MANAGEMENT COSTS</text:span><text:span text:style-name="T25"> </text:span><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OFFICE COSTS </text:span><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MARKETING / PUBLIC RELATIONS COSTS </text:span><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ACCOUNTING COST </text:span><text:span text:style-name="T19">(</text:span><text:span text:style-name="T23"># </text:span><text:span text:style-name="T19">€ / year)</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COMMUNITY COSTS </text:span><text:span text:style-name="T19">(</text:span><text:span text:style-name="T23"># </text:span><text:span text:style-name="T19">€ / unit / month)</text:span></text:p>
          </table:table-cell>
          <table:table-cell table:style-name="Table5.B1" office:value-type="string">
            <text:p text:style-name="P6"/>
          </table:table-cell>
        </table:table-row>
        <text:soft-page-break/>
        <table:table-row table:style-name="Table5.1">
          <table:table-cell table:style-name="Table5.A1" office:value-type="string">
            <text:p text:style-name="P6"><text:span text:style-name="T15">LAND LEASE </text:span><text:span text:style-name="T19">(</text:span><text:span text:style-name="T23"># </text:span><text:span text:style-name="T19">€ / year)</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OWNERSHIP TAX </text:span><text:span text:style-name="T19">(</text:span><text:span text:style-name="T23"># </text:span><text:span text:style-name="T19">€ / year)</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BANK SERVICE CHARGES - COOP RELATED </text:span><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INSURANCE (FIRE, STORM, etc.) </text:span><text:span text:style-name="T19">(</text:span><text:span text:style-name="T23"># </text:span><text:span text:style-name="T19">€ / year)</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CLEANING COSTS (INTERIOR, EXTERIOR) </text:span><text:span text:style-name="T19">(</text:span><text:span text:style-name="T23"># </text:span><text:span text:style-name="T19">€ / month)</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LONG TERM MAINTENANCE FUND </text:span><text:span text:style-name="T19">(% of total investment)</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BUILDING MAINTENANCE COSTS</text:span><text:span text:style-name="T18"> </text:span><text:span text:style-name="T19">(% of total investment)</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UTILITY COSTS: ELECTRICITY</text:span><text:span text:style-name="T19"> (</text:span><text:span text:style-name="T23"># </text:span><text:span text:style-name="T19">€ / kWh)</text:span></text:p>
          </table:table-cell>
          <table:table-cell table:style-name="Table5.B1" office:value-type="string">
            <text:p text:style-name="P6"/>
          </table:table-cell>
        </table:table-row>
        <table:table-row table:style-name="Table5.1">
          <table:table-cell table:style-name="Table5.A1" office:value-type="string">
            <text:p text:style-name="P4"><text:span text:style-name="T15">UTILITY COSTS: OTHER ENERGY SOURCE </text:span><text:span text:style-name="T19">(</text:span><text:span text:style-name="T23"># </text:span><text:span text:style-name="T19">€ / kWh)</text:span></text:p>
          </table:table-cell>
          <table:table-cell table:style-name="Table5.B1" office:value-type="string">
            <text:p text:style-name="P6"/>
          </table:table-cell>
        </table:table-row>
        <table:table-row table:style-name="Table5.1">
          <table:table-cell table:style-name="Table5.A1" office:value-type="string">
            <text:p text:style-name="P4"><text:span text:style-name="T15">UTILITY COSTS: WATER </text:span><text:span text:style-name="T19">(</text:span><text:span text:style-name="T23"># </text:span><text:span text:style-name="T19">€ / m</text:span><text:span text:style-name="T28">3</text:span><text:span text:style-name="T19">)</text:span></text:p>
          </table:table-cell>
          <table:table-cell table:style-name="Table5.B1" office:value-type="string">
            <text:p text:style-name="P6"/>
          </table:table-cell>
        </table:table-row>
        <table:table-row table:style-name="Table5.1">
          <table:table-cell table:style-name="Table5.A1" office:value-type="string">
            <text:p text:style-name="P4"><text:span text:style-name="T15">UTILITY COSTS: SEWAGE </text:span><text:span text:style-name="T19">(</text:span><text:span text:style-name="T23"># </text:span><text:span text:style-name="T19">€ / m</text:span><text:span text:style-name="T28">3</text:span><text:span text:style-name="T19">)</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UTILITY COSTS: GARBAGE COLLECTION </text:span><text:span text:style-name="T19">(</text:span><text:span text:style-name="T23"># </text:span><text:span text:style-name="T19">€ / NETm</text:span><text:span text:style-name="T28">2</text:span><text:span text:style-name="T19">)</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REHOUSING COSTS </text:span><text:span text:style-name="T19">(</text:span><text:span text:style-name="T23"># </text:span><text:span text:style-name="T19">€ / NETm</text:span><text:span text:style-name="T28">2</text:span><text:span text:style-name="T19">)</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HOUSING VOID</text:span><text:span text:style-name="T29"><text:note text:id="ftn1" text:note-class="footnote"><text:note-citation text:label="*">*</text:note-citation><text:note-body><text:p text:style-name="P9"><text:s/><text:span text:style-name="T19">3% of the apartments are </text:span><text:span text:style-name="T24">assumed </text:span><text:span text:style-name="T19">not rented </text:span><text:span text:style-name="T24">during the</text:span><text:span text:style-name="T19"> year </text:span><text:span text:style-name="T24">(due to tenants moving in or moving out)</text:span><text:span text:style-name="T19">, calculating this “loss” of income prevent</text:span><text:span text:style-name="T24">s</text:span><text:span text:style-name="T19"> credit repayment </text:span><text:span text:style-name="T24">issues.</text:span><text:span text:style-name="T19"> </text:span></text:p></text:note-body></text:note></text:span><text:span text:style-name="T15"> COVER </text:span><text:span text:style-name="T19">(</text:span><text:span text:style-name="T23"># </text:span><text:span text:style-name="T19">€ / NETm</text:span><text:span text:style-name="T28">2</text:span><text:span text:style-name="T19">)</text:span></text:p>
          </table:table-cell>
          <table:table-cell table:style-name="Table5.B1" office:value-type="string">
            <text:p text:style-name="P6"/>
          </table:table-cell>
        </table:table-row>
        <table:table-row table:style-name="Table5.1">
          <table:table-cell table:style-name="Table5.A1" office:value-type="string">
            <text:p text:style-name="P6"><text:span text:style-name="T15">BANK FEES AND TAXES DURING CREDIT </text:span><text:span text:style-name="T19">(</text:span><text:span text:style-name="T23"># </text:span><text:span text:style-name="T19">€ / year)</text:span></text:p>
          </table:table-cell>
          <table:table-cell table:style-name="Table5.B1" office:value-type="string">
            <text:p text:style-name="P6"/>
          </table:table-cell>
        </table:table-row>
      </table:table>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0-16T21:20:09.295748122</dc:date>
    <meta:editing-duration>PT1H41M5S</meta:editing-duration>
    <meta:editing-cycles>26</meta:editing-cycles>
    <meta:document-statistic meta:table-count="5" meta:image-count="0" meta:object-count="0" meta:page-count="4" meta:paragraph-count="83" meta:word-count="888" meta:character-count="5163" meta:non-whitespace-character-count="4349"/>
  </office:meta>
</office:document-meta>
</file>